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148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20.267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5pt" style:font-size-asian="15pt" style:font-size-complex="15pt"/>
    </style:style>
    <style:style style:name="P3" style:family="paragraph">
      <loext:graphic-properties draw:fill-color="#ffffff"/>
      <style:text-properties fo:font-size="20pt"/>
    </style:style>
    <style:style style:name="P4" style:family="paragraph">
      <loext:graphic-properties draw:fill="none" draw:fill-color="#ffffff"/>
      <style:text-properties fo:color="#000000" style:font-name="Segoe UI Semibold" fo:font-size="15pt" fo:font-style="italic" style:font-size-asian="15pt" style:font-style-asian="italic" style:font-size-complex="15pt" style:font-style-complex="italic"/>
    </style:style>
    <style:style style:name="P5" style:family="paragraph">
      <loext:graphic-properties draw:fill-color="#ffffff"/>
    </style:style>
    <style:style style:name="P6" style:family="paragraph">
      <loext:graphic-properties draw:fill="none" draw:fill-color="#ffffff"/>
      <style:text-properties style:font-name="Segoe UI Semibold" fo:font-size="15pt" fo:font-style="italic" style:font-size-asian="15pt" style:font-style-asian="italic" style:font-size-complex="15pt" style:font-style-complex="italic"/>
    </style:style>
    <style:style style:name="P7"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fo:color="#000000" style:text-position="super 58%" style:font-name="Segoe UI Semibold" fo:font-size="32pt" fo:font-style="italic" fo:font-weight="600" style:font-size-asian="32pt" style:font-style-asian="italic" style:font-size-complex="32pt" style:font-style-complex="italic"/>
    </style:style>
    <style:style style:name="T4" style:family="text">
      <style:text-properties fo:color="#000000" style:font-name="Segoe UI Semibold" fo:font-size="31pt" fo:font-style="italic" style:font-size-asian="31pt" style:font-style-asian="italic" style:font-size-complex="31pt" style:font-style-complex="italic"/>
    </style:style>
    <style:style style:name="T5" style:family="text">
      <style:text-properties fo:color="#000000" style:font-name="Segoe UI Semibold" fo:font-size="32pt" fo:font-style="italic" style:font-size-asian="32pt" style:font-style-asian="italic" style:font-size-complex="32pt" style:font-style-complex="italic"/>
    </style:style>
    <style:style style:name="T6" style:family="text">
      <style:text-properties fo:color="#000000" style:font-name="Segoe UI Semibold" fo:font-size="15pt" fo:font-style="italic" style:font-size-asian="15pt" style:font-style-asian="italic" style:font-size-complex="15pt" style:font-style-complex="italic"/>
    </style:style>
    <style:style style:name="T7" style:family="text">
      <style:text-properties fo:color="#000000" style:text-position="super 58%" style:font-name="Segoe UI Semibold" fo:font-size="32pt" fo:font-style="italic" style:font-size-asian="32pt" style:font-style-asian="italic" style:font-size-complex="32pt" style:font-style-complex="italic"/>
    </style:style>
    <style:style style:name="T8" style:family="text">
      <style:text-properties fo:color="#000099"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3cm" svg:x="1.524cm" svg:y="1.016cm">
          <draw:text-box>
            <text:p text:style-name="P1"><text:span text:style-name="T1">FIRST READING</text:span></text:p>
            <text:p text:style-name="P1"><text:span text:style-name="T2">Revelation 7:9–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146cm" svg:height="9.398cm" svg:x="1.27cm" svg:y="1.016cm">
          <draw:text-box>
            <text:p><text:span text:style-name="T3">9</text:span><text:span text:style-name="T4">After this I looked, and behold, a great multitude</text:span><text:span text:style-name="T5"> that no one could number, from every nation, from all tribes and peoples and languages, standing before the throne and before the Lamb, clothed in white robes, with palm branches in their hands,</text:span><text:span text:style-name="T6">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5.146cm" svg:height="8.128cm" svg:x="1.27cm" svg:y="1.016cm">
          <draw:text-box>
            <text:p><text:span text:style-name="T7">10</text:span><text:span text:style-name="T5">and crying out with a loud voice, “Salvation belongs to our God who sits on the throne, and to the Lamb!” </text:span><text:span text:style-name="T7">11</text:span><text:span text:style-name="T5">And all the angels were standing around the throne and around the elders and the four living creatures, </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6" draw:layer="layout" svg:width="25.146cm" svg:height="20.517cm" svg:x="1.27cm" svg:y="1.016cm">
          <draw:text-box>
            <text:p><text:span text:style-name="T5">and they fell on their faces before the throne and worshiped God, </text:span><text:span text:style-name="T7">12</text:span><text:span text:style-name="T5">saying, “Amen! Blessing and glory and wisdom and thanksgiving and honor and power and might be to our God forever and ever! Amen.”</text:span><text:span text:style-name="T8"> </text:span></text:p>
          </draw:text-box>
        </draw:frame>
        <presentation:notes draw:style-name="dp2">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5.146cm" svg:height="8.128cm" svg:x="1.27cm" svg:y="1.016cm">
          <draw:text-box>
            <text:p><text:span text:style-name="T7">13</text:span><text:span text:style-name="T5">Then one of the elders addressed me, saying, “Who are these, clothed in white robes, and from where have they come?” </text:span><text:span text:style-name="T7">14</text:span><text:span text:style-name="T5">I said to him, “Sir, you know.” And he said to me, “These are the ones coming out of the great tribulatio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4" draw:layer="layout" svg:width="25.146cm" svg:height="9.398cm" svg:x="1.27cm" svg:y="1.016cm">
          <draw:text-box>
            <text:p><text:span text:style-name="T5">They have washed their robes and made them white in the blood of the Lamb.</text:span></text:p>
            <text:p><text:span text:style-name="T7">15</text:span><text:span text:style-name="T5">“Therefore they are before the throne of God,</text:span></text:p>
            <text:p><text:span text:style-name="T5">and serve him day and night in his temple;</text:span></text:p>
            <text:p><text:span text:style-name="T5">and he who sits on the throne will shelter them with his presenc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7" draw:layer="layout" svg:width="25.146cm" svg:height="5.08cm" svg:x="1.27cm" svg:y="1.016cm">
          <draw:text-box>
            <text:p><text:span text:style-name="T7">16</text:span><text:span text:style-name="T5">They shall hunger no more, neither thirst anymore; the sun shall not strike them, nor any scorching heat.</text:span></text:p>
          </draw:text-box>
        </draw:frame>
        <presentation:notes draw:style-name="dp2">
          <draw:page-thumbnail draw:style-name="gr2"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7" draw:layer="layout" svg:width="25.146cm" svg:height="6.604cm" svg:x="1.27cm" svg:y="1.016cm">
          <draw:text-box>
            <text:p><text:span text:style-name="T7">17</text:span><text:span text:style-name="T5">For the Lamb in the midst of the throne will be their shepherd, and he will guide them to springs of living water, and God will wipe away every tear from their eyes.”</text:span></text:p>
          </draw:text-box>
        </draw:frame>
        <presentation:notes draw:style-name="dp2">
          <draw:page-thumbnail draw:style-name="gr2"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9:32:02.399000000</meta:creation-date>
    <dc:date>2018-11-02T16:54:34.640000000</dc:date>
    <meta:editing-duration>PT22M8S</meta:editing-duration>
    <meta:editing-cycles>5</meta:editing-cycles>
    <meta:generator>LibreOffice/6.0.6.2$Windows_X86_64 LibreOffice_project/0c292870b25a325b5ed35f6b45599d2ea4458e77</meta:generator>
    <meta:document-statistic meta:object-count="45"/>
  </office:meta>
</office:document-meta>
</file>